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a0a" officeooo:paragraph-rsid="00040a0a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font-weight="normal" officeooo:rsid="00091eff" officeooo:paragraph-rsid="00091eff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5" style:family="paragraph" style:parent-style-name="Standard">
      <style:text-properties fo:color="#6a9955" style:font-name="Consolas" fo:font-size="10.5pt" fo:font-weight="normal" officeooo:rsid="00040a0a" officeooo:paragraph-rsid="00040a0a" fo:background-color="#1e1e1e"/>
    </style:style>
    <style:style style:name="P6" style:family="paragraph" style:parent-style-name="Standard">
      <style:text-properties fo:color="#6a9955" style:font-name="Consolas" fo:font-size="10.5pt" fo:font-weight="normal" officeooo:rsid="0005ca41" officeooo:paragraph-rsid="0005ca41" fo:background-color="#1e1e1e"/>
    </style:style>
    <style:style style:name="P7" style:family="paragraph" style:parent-style-name="Standard">
      <style:text-properties fo:color="#6a9955" style:font-name="Consolas" fo:font-size="10.5pt" fo:font-weight="normal" officeooo:rsid="00074af5" officeooo:paragraph-rsid="00074af5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rsid="0005ca41" officeooo:paragraph-rsid="0005ca41"/>
    </style:style>
    <style:style style:name="P10" style:family="paragraph" style:parent-style-name="Standard">
      <style:text-properties officeooo:paragraph-rsid="0005ca41"/>
    </style:style>
    <style:style style:name="P11" style:family="paragraph" style:parent-style-name="Standard">
      <style:text-properties officeooo:rsid="00074af5" officeooo:paragraph-rsid="00074af5"/>
    </style:style>
    <style:style style:name="P12" style:family="paragraph" style:parent-style-name="Standard">
      <style:text-properties officeooo:rsid="00091eff" officeooo:paragraph-rsid="00091eff"/>
    </style:style>
    <style:style style:name="P1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b5cea8"/>
    </style:style>
    <style:style style:name="T3" style:family="text">
      <style:text-properties fo:color="#6a9955"/>
    </style:style>
    <style:style style:name="T4" style:family="text">
      <style:text-properties fo:color="#569cd6"/>
    </style:style>
    <style:style style:name="T5" style:family="text">
      <style:text-properties officeooo:rsid="0005ca41"/>
    </style:style>
    <style:style style:name="T6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ML code here:-</text:p>
      <text:p text:style-name="P1"/>
      <text:p text:style-name="P10"><text:span text:style-name="T5">1.ML classifier IRIS.py</text:span></text:p>
      <text:p text:style-name="P1"/>
      <text:p text:style-name="P5"># USING CLASSIFIER ALGO for making ml model</text:p>
      <text:p text:style-name="P4"># LOADING REQUIRED MODULES:-</text:p>
      <text:p text:style-name="P2"><text:span text:style-name="T1">from</text:span> sklearn <text:span text:style-name="T1">import</text:span> datasets</text:p>
      <text:p text:style-name="P2"><text:span text:style-name="T1">from</text:span> sklearn.neighbors <text:span text:style-name="T1">import</text:span> KNeighborsClassifier</text:p>
      <text:p text:style-name="P2">iris = datasets.load_iris()</text:p>
      <text:p text:style-name="P4"># print(iris.DESCR) #THIS DESCRIBE 4 ATTRIBUTE/FEAT. AND 3LABELS(012)</text:p>
      <text:p text:style-name="P8"/>
      <text:p text:style-name="P4"># printing features and labels:-</text:p>
      <text:p text:style-name="P2">features = iris.data</text:p>
      <text:p text:style-name="P2">labels = iris.target</text:p>
      <text:p text:style-name="P4"># printing(FEATURES AND LABELS) here only 1 feature with INDEX[0]</text:p>
      <text:p text:style-name="P4">#print(features[0], labels[0])</text:p>
      <text:p text:style-name="P4"># OUTPUT= [5.1 3.5 1.4 0.2] 0</text:p>
      <text:p text:style-name="P4"># HERE TOTAL 4 FEAT. AND 0 IS LABEL / # 0 MEANS SATOSA FLOWER</text:p>
      <text:p text:style-name="P13"/>
      <text:p text:style-name="P4"># NOW TRAIN THE CLASSIFIER(K NEAREST CLASSIFIER):-(with data)</text:p>
      <text:p text:style-name="P2">clf = KNeighborsClassifier()</text:p>
      <text:p text:style-name="P4"># we made classifier now,</text:p>
      <text:p text:style-name="P4"># now fit classifier:-</text:p>
      <text:p text:style-name="P2">clf.fit(features, labels)</text:p>
      <text:p text:style-name="P8"/>
      <text:p text:style-name="P4"># NOW TAKE PREDICTIONS FROM IT:-</text:p>
      <text:p text:style-name="P2">pred = clf.predict([[<text:span text:style-name="T2">20</text:span>, <text:span text:style-name="T2">12</text:span>, <text:span text:style-name="T2">11</text:span>, <text:span text:style-name="T2">14</text:span>]])  <text:span text:style-name="T3"># giving new features to predict/label</text:span></text:p>
      <text:p text:style-name="P2"><text:span text:style-name="T4">print</text:span>(pred)</text:p>
      <text:p text:style-name="P4"># OUTPUT= [5.1 3.5 1.4 0.2] 0 [2] # (2 MEANS VERGINICA)</text:p>
      <text:p text:style-name="P4"># with new features our classifier(ALGO) predict new labels.</text:p>
      <text:p text:style-name="P4"/>
      <text:p text:style-name="P4"/>
      <text:p text:style-name="P4"/>
      <text:p text:style-name="P4"/>
      <text:p text:style-name="P4"/>
      <text:p text:style-name="P4"/>
      <text:p text:style-name="P9">2. ML IRIS logistic regression.py</text:p>
      <text:p text:style-name="P9"/>
      <text:p text:style-name="P6"># doing with 1 feature only(petal width)</text:p>
      <text:p text:style-name="P4">#----WE ARE TRAINING LOGISTIC REGRESSION TO PREDICT WHETHER A FLOWER IS IRIS VERGINICA OR NOT------#</text:p>
      <text:p text:style-name="P2"><text:span text:style-name="T1">from</text:span> sklearn <text:span text:style-name="T1">import</text:span> datasets</text:p>
      <text:p text:style-name="P2"><text:span text:style-name="T1">import</text:span> numpy <text:span text:style-name="T4">as</text:span> np  <text:span text:style-name="T3"># bec, log. reg. class. donot understand binary lang.</text:span></text:p>
      <text:p text:style-name="P2"><text:span text:style-name="T1">from</text:span> sklearn.linear_model <text:span text:style-name="T1">import</text:span> LogisticRegression</text:p>
      <text:p text:style-name="P2"><text:span text:style-name="T1">import</text:span> matplotlib.pyplot <text:span text:style-name="T4">as</text:span> plt</text:p>
      <text:p text:style-name="P2">iris = datasets.load_iris()</text:p>
      <text:p text:style-name="P4"># print(iris['data'])</text:p>
      <text:p text:style-name="P8"/>
      <text:p text:style-name="P4"># now storing data and target in 1 var.(x):-</text:p>
      <text:p text:style-name="P4"># SLICING (taking only 1 feture)(3rd index-petal width)</text:p>
      <text:p text:style-name="P2"><text:soft-page-break/>x = iris[<text:span text:style-name="T6">'data'</text:span>][:, <text:span text:style-name="T2">3</text:span>:]</text:p>
      <text:p text:style-name="P4"># print(x)</text:p>
      <text:p text:style-name="P13"/>
      <text:p text:style-name="P4"># MAKING BINARY CLASSIFIER(true/false):-</text:p>
      <text:p text:style-name="P4"># y = (iris['target'] == 2)  # then true</text:p>
      <text:p text:style-name="P4"># print(y)</text:p>
      <text:p text:style-name="P8"/>
      <text:p text:style-name="P2">y = (iris[<text:span text:style-name="T6">'target'</text:span>] == <text:span text:style-name="T2">2</text:span>).astype(np.int)</text:p>
      <text:p text:style-name="P4"># print(y)</text:p>
      <text:p text:style-name="P8"/>
      <text:p text:style-name="P4"># NOW TO TRIAN LOG.CLASS. SO IMPORT LINEAR_MODEL LOG.REG.</text:p>
      <text:p text:style-name="P2">clf = LogisticRegression()</text:p>
      <text:p text:style-name="P2">clf.fit(x, y)</text:p>
      <text:p text:style-name="P2">pred = clf.predict(([[<text:span text:style-name="T2">2.0</text:span>]]))  <text:span text:style-name="T3"># give any 1 feature to predict</text:span></text:p>
      <text:p text:style-name="P4"># print(pred)</text:p>
      <text:p text:style-name="P4"># so our model is doing predictions above</text:p>
      <text:p text:style-name="P13"/>
      <text:p text:style-name="P4">#             NOW PLOT(VISUALIZE OUR CLASS.)</text:p>
      <text:p text:style-name="P4"># JUST TO MAKE A - (S GRAPH.....in logistic regression)</text:p>
      <text:p text:style-name="P4"># NOW TAKING NEW FEATURE IN A VAR(X_NEW)</text:p>
      <text:p text:style-name="P4"># Reshape your data either using array.reshape(-1, 1) if your data has a single feature or array.reshape(1, -1) if it contains a single sample.</text:p>
      <text:p text:style-name="P4"># petal width ki 100 values le li hai humne bet.0-5</text:p>
      <text:p text:style-name="P2">x_new = np.linspace(<text:span text:style-name="T2">0</text:span>, <text:span text:style-name="T2">5</text:span>, <text:span text:style-name="T2">100</text:span>).reshape(-<text:span text:style-name="T2">1</text:span>, <text:span text:style-name="T2">1</text:span>)</text:p>
      <text:p text:style-name="P4"># print(x_new)</text:p>
      <text:p text:style-name="P2">y_prob = clf.predict_proba(x_new)</text:p>
      <text:p text:style-name="P4"># print(y_prob)</text:p>
      <text:p text:style-name="P8"/>
      <text:p text:style-name="P4"># NOW PLOT(VISUALIZE OUR CLASS.)</text:p>
      <text:p text:style-name="P2">plt.plot(x_new, y_prob[:, <text:span text:style-name="T2">1</text:span>])  <text:span text:style-name="T3"># this gives 1 row only</text:span></text:p>
      <text:p text:style-name="P2">plt.show()</text:p>
      <text:p text:style-name="P2"/>
      <text:p text:style-name="P9"/>
      <text:p text:style-name="P9"/>
      <text:p text:style-name="P9"/>
      <text:p text:style-name="P11"/>
      <text:p text:style-name="P11"/>
      <text:p text:style-name="P11">3.ML linear regression with 1 feature only:-</text:p>
      <text:p text:style-name="P11"/>
      <text:p text:style-name="P11"/>
      <text:p text:style-name="P7"># import below 3 packages:-</text:p>
      <text:p text:style-name="P2"><text:span text:style-name="T1">import</text:span> matplotlib.pyplot <text:span text:style-name="T4">as</text:span> plt</text:p>
      <text:p text:style-name="P2"><text:span text:style-name="T1">import</text:span> numpy <text:span text:style-name="T4">as</text:span> np</text:p>
      <text:p text:style-name="P2"><text:span text:style-name="T1">from</text:span> sklearn.metrics <text:span text:style-name="T1">import</text:span> mean_squared_error</text:p>
      <text:p text:style-name="P2"><text:span text:style-name="T1">from</text:span> sklearn <text:span text:style-name="T1">import</text:span> datasets, linear_model</text:p>
      <text:p text:style-name="P4"># we can import sklearn whole but its not a good practice.so import what you want from it</text:p>
      <text:p text:style-name="P4"># we can import datasets from UCIML REPOSITORY/KAGGLE ETC</text:p>
      <text:p text:style-name="P4"># sklearn provides us preexisting datasets.so import from there in our python</text:p>
      <text:p text:style-name="P4"><text:soft-page-break/># we are importing/loading diabetic dataset</text:p>
      <text:p text:style-name="P2">diabetes = datasets.load_diabetes()  <text:span text:style-name="T3"># import this dataset</text:span></text:p>
      <text:p text:style-name="P4"># print(diabetes.keys()) #telling what's inside this dataset(all keys)</text:p>
      <text:p text:style-name="P4"># print(diabetes.data) # SHOWS NUMPY ARRAYS</text:p>
      <text:p text:style-name="P4"># print(diabetes.DESCR) #TELLS ABOUT DATASET/TARGET/FEATURES</text:p>
      <text:p text:style-name="P8"/>
      <text:p text:style-name="P4"># NOW FIT LINE/PLOT/DRAW LINE WITH MATPLOTLIB:-</text:p>
      <text:p text:style-name="P4"># WITH 1 FEATURE ONLY[2nd index]:-</text:p>
      <text:p text:style-name="P2">diabetes_X = diabetes.data[:, np.newaxis, <text:span text:style-name="T2">2</text:span>]</text:p>
      <text:p text:style-name="P4"># print(diabetes_x) #shows arrays of arrays/list of lists /put 2nd index in a column</text:p>
      <text:p text:style-name="P8"/>
      <text:p text:style-name="P4"># slicing/SPLITING DATA</text:p>
      <text:p text:style-name="P2">diabetes_X_train = diabetes_X[:-<text:span text:style-name="T2">30</text:span>]  <text:span text:style-name="T3"># taking last 30 data for train</text:span></text:p>
      <text:p text:style-name="P2">diabetes_X_test = diabetes_X[-<text:span text:style-name="T2">30</text:span>:]  <text:span text:style-name="T3"># taking first 30 and all</text:span></text:p>
      <text:p text:style-name="P8"/>
      <text:p text:style-name="P4"># GIVING Y labels for train /test:-</text:p>
      <text:p text:style-name="P2">diabetes_Y_train = diabetes.target[:-<text:span text:style-name="T2">30</text:span>]</text:p>
      <text:p text:style-name="P2">diabetes_Y_test = diabetes.target[-<text:span text:style-name="T2">30</text:span>:]</text:p>
      <text:p text:style-name="P8"/>
      <text:p text:style-name="P4"># X-AXIS=FEATURES(INPUT) / Y-AXIS=LABEL(OUTPUT)</text:p>
      <text:p text:style-name="P4"># NOW DRAW A LINEAR LINE WITH THE HELP OF- FEAT AND LABEL</text:p>
      <text:p text:style-name="P4"># AND WITH THAT LIN. LINE WE PREDICT OTHER POINTS./WE PUT VALUE OF COMING FEAT. AND PREDICT POINTS TO FIND LABEL.</text:p>
      <text:p text:style-name="P4"># NOW CREATE A LINEAR MODEL WITH SKLE LEARN</text:p>
      <text:p text:style-name="P4"># we already import this lin.modelfrom sklearn in 5th line.and feed it lin.regression.bec we use lin.regression method.</text:p>
      <text:p text:style-name="P2">model = linear_model.LinearRegression()</text:p>
      <text:p text:style-name="P8"/>
      <text:p text:style-name="P4"># NOW FIT DATA means-WITH HELP OF DATA WE MAKE A LINE AND THAT LINE WILL SAVE IN LIN MODEL.</text:p>
      <text:p text:style-name="P4"># first train the data./train means -LEARNING TO GET THAT LINE.</text:p>
      <text:p text:style-name="P2">model.fit(diabetes_X_train, diabetes_Y_train)</text:p>
      <text:p text:style-name="P4"># AFTER GETTING LINE FROM TRAINING WE TEST THE LINE(WHETHER RIGHT OR WRONG)</text:p>
      <text:p text:style-name="P13"/>
      <text:p text:style-name="P4">####### MODEL ALREADY MADE IN LINE (34)##########</text:p>
      <text:p text:style-name="P13"/>
      <text:p text:style-name="P4"># NOW TEST THE MODEL(TESTING PART)</text:p>
      <text:p text:style-name="P4"># Y IS LABEL. X IS FEAT..USING X WE PREDICT AND FIND Y(LABEL)</text:p>
      <text:p text:style-name="P2">diabetes_Y_predicted = model.predict(diabetes_X_test)</text:p>
      <text:p text:style-name="P13"/>
      <text:p text:style-name="P4"># NOW JUST BRING DATA AND FEED HERE.BASICALLY WE MUST KNOW (NUMPY)TO FEED DATA IN ARRAY.</text:p>
      <text:p text:style-name="P4"># use formula:-</text:p>
      <text:p text:style-name="P4"># NOW FIND OUT MEAN SQUARED ERROR(MSE)=average of SSE</text:p>
      <text:p text:style-name="P4"># 2 parameters-test(y-test=actual) &amp; predict</text:p>
      <text:p text:style-name="P2"><text:span text:style-name="T4">print</text:span>(<text:span text:style-name="T6">"MSE is: "</text:span>, mean_squared_error(diabetes_Y_test, diabetes_Y_predicted))</text:p>
      <text:p text:style-name="P13"/>
      <text:p text:style-name="P4"><text:soft-page-break/># NOW FIND WEIGHT(10 theta) (BEFORE PLOT)</text:p>
      <text:p text:style-name="P2"><text:span text:style-name="T4">print</text:span>(<text:span text:style-name="T6">"weight:"</text:span>, model.coef_)  <text:span text:style-name="T3"># coefficient(10 theta)</text:span></text:p>
      <text:p text:style-name="P2"><text:span text:style-name="T4">print</text:span>(<text:span text:style-name="T6">"intercept:"</text:span>, model.intercept_)  <text:span text:style-name="T3"># intercept(B IN GRAPH)</text:span></text:p>
      <text:p text:style-name="P13"/>
      <text:p text:style-name="P4"># NOW PLOT FEATURES AND LABEL:-</text:p>
      <text:p text:style-name="P2">plt.scatter(diabetes_X_test, diabetes_Y_test)</text:p>
      <text:p text:style-name="P4"># make a line between scattered points./AND MINIZING OUR MSE</text:p>
      <text:p text:style-name="P2">plt.plot(diabetes_X_test, diabetes_Y_predicted)</text:p>
      <text:p text:style-name="P2">plt.show()  <text:span text:style-name="T3"># THIS SHOWS US ALL 30 VALUES WE TOOK FOR TESTING</text:span></text:p>
      <text:p text:style-name="P2"/>
      <text:p text:style-name="P11"/>
      <text:p text:style-name="P11"/>
      <text:p text:style-name="P12">4.ML linear regression with all features:-</text:p>
      <text:p text:style-name="P12"/>
      <text:p text:style-name="P3"><text:span text:style-name="T1">import</text:span> matplotlib.pyplot <text:span text:style-name="T4">as</text:span> plt</text:p>
      <text:p text:style-name="P2"><text:span text:style-name="T1">import</text:span> numpy <text:span text:style-name="T4">as</text:span> np</text:p>
      <text:p text:style-name="P2"><text:span text:style-name="T1">from</text:span> sklearn <text:span text:style-name="T1">import</text:span> datasets, linear_model</text:p>
      <text:p text:style-name="P2"><text:span text:style-name="T1">from</text:span> sklearn.metrics <text:span text:style-name="T1">import</text:span> mean_squared_error</text:p>
      <text:p text:style-name="P8"/>
      <text:p text:style-name="P2">diabetes = datasets.load_diabetes()</text:p>
      <text:p text:style-name="P2">diabetes_X = diabetes.data  <text:span text:style-name="T3"># taking all data not 1 feature</text:span></text:p>
      <text:p text:style-name="P8"/>
      <text:p text:style-name="P2">diabetes_X_train = diabetes_X[:-<text:span text:style-name="T2">30</text:span>]</text:p>
      <text:p text:style-name="P2">diabetes_X_test = diabetes_X[-<text:span text:style-name="T2">30</text:span>:]</text:p>
      <text:p text:style-name="P8"/>
      <text:p text:style-name="P2">diabetes_Y_train = diabetes.target[:-<text:span text:style-name="T2">30</text:span>]</text:p>
      <text:p text:style-name="P2">diabetes_Y_test = diabetes.target[-<text:span text:style-name="T2">30</text:span>:]</text:p>
      <text:p text:style-name="P8"/>
      <text:p text:style-name="P2">model = linear_model.LinearRegression()</text:p>
      <text:p text:style-name="P8"/>
      <text:p text:style-name="P2">model.fit(diabetes_X_train, diabetes_Y_train)</text:p>
      <text:p text:style-name="P8"/>
      <text:p text:style-name="P4"># paas test data only during prediction time</text:p>
      <text:p text:style-name="P2">diabetes_Y_predict = model.predict(diabetes_X_test)</text:p>
      <text:p text:style-name="P2"><text:span text:style-name="T4">print</text:span>(<text:span text:style-name="T6">"MSE is: "</text:span>, mean_squared_error(diabetes_Y_test, diabetes_Y_predict))</text:p>
      <text:p text:style-name="P2"><text:span text:style-name="T4">print</text:span>(<text:span text:style-name="T6">'weight is: '</text:span>, model.coef_)</text:p>
      <text:p text:style-name="P2"><text:span text:style-name="T4">print</text:span>(<text:span text:style-name="T6">'intercept is: '</text:span>, model.intercept_)</text:p>
      <text:p text:style-name="P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22T15:46:48.419000000</dc:date>
    <meta:editing-duration>PT10M39S</meta:editing-duration>
    <meta:editing-cycles>6</meta:editing-cycles>
    <meta:document-statistic meta:table-count="0" meta:image-count="0" meta:object-count="0" meta:page-count="4" meta:paragraph-count="130" meta:word-count="843" meta:character-count="5858" meta:non-whitespace-character-count="5123"/>
  </office:meta>
</office:document-meta>
</file>